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2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68" calcext:value-type="float">
            <text:p>108.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1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1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1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0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0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856" calcext:value-type="float">
            <text:p>106.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0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0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0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200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0568" calcext:value-type="float">
            <text:p>106.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9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392" calcext:value-type="float">
            <text:p>107.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9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3088" calcext:value-type="float">
            <text:p>107.00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9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0856" calcext:value-type="float">
            <text:p>106.67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9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6496" calcext:value-type="float">
            <text:p>106.0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9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9992" calcext:value-type="float">
            <text:p>108.1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0608" calcext:value-type="float">
            <text:p>106.21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9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3336" calcext:value-type="float">
            <text:p>111.27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544" calcext:value-type="float">
            <text:p>108.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232" calcext:value-type="float">
            <text:p>106.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8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3552" calcext:value-type="float">
            <text:p>106.1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8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7472" calcext:value-type="float">
            <text:p>107.0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8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2384" calcext:value-type="float">
            <text:p>105.94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8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8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8" calcext:value-type="float">
            <text:p>105.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8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896" calcext:value-type="float">
            <text:p>105.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8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648" calcext:value-type="float">
            <text:p>108.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8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7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824" calcext:value-type="float">
            <text:p>111.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7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7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7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7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7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7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7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696" calcext:value-type="float">
            <text:p>109.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6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25502</text:p>
          </table:table-cell>
          <table:table-cell office:value-type="string" calcext:value-type="string">
            <text:p>196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